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hoUDPClient.receive( byte [ ] data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choUDPClient.receive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UDPClient.send( byte [ ] data ,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UDPClient.send( byte [ ] data , int length ,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